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8264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5.833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nstalling xCAT2.X</text:p>
      <text:p text:style-name="P4"><text:date style:data-style-name="N37" text:date-value="2010-01-07T10:58:55.99">01/07/10</text:date>, <text:time style:data-style-name="N43" text:time-value="2010-01-07T10:58:55.99">10:58:56 AM</text:time></text:p>
      <text:p text:style-name="Date"/>
      <text:p text:style-name="Date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1.Removing xCAT2.X|outline" text:style-name="Internet_20_link" text:visited-style-name="Internet_20_link">1.0 Removing xCAT2.X</text:a><text:tab/>1</text:p>
          <text:p text:style-name="P3"><text:a xlink:type="simple" xlink:href="#1.1.Backup you xCAT database ( if you want to keep it)|outline" text:style-name="Internet_20_link" text:visited-style-name="Internet_20_link">1.1 Backup you xCAT database ( if you want to keep it)</text:a><text:tab/>1</text:p>
          <text:p text:style-name="P3"><text:a xlink:type="simple" xlink:href="#1.2.Stop xcatd|outline" text:style-name="Internet_20_link" text:visited-style-name="Internet_20_link">1.2 Stop xcatd</text:a><text:tab/>1</text:p>
          <text:p text:style-name="P3"><text:a xlink:type="simple" xlink:href="#1.3.Remove xCAT rpms|outline" text:style-name="Internet_20_link" text:visited-style-name="Internet_20_link">1.3 Remove xCAT rpms</text:a><text:tab/>1</text:p>
          <text:p text:style-name="P3"><text:a xlink:type="simple" xlink:href="#1.4.Optionally, Remove OSS prerequisites installed for xCAT|outline" text:style-name="Internet_20_link" text:visited-style-name="Internet_20_link">1.4 Optionally, Remove OSS prerequisites installed for xCAT</text:a><text:tab/>2</text:p>
          <text:p text:style-name="P3"><text:a xlink:type="simple" xlink:href="#1.5.Optionally, Remove root ssh keys |outline" text:style-name="Internet_20_link" text:visited-style-name="Internet_20_link">1.5 Optionally, Remove root ssh keys </text:a><text:tab/>2</text:p>
          <text:p text:style-name="P3"><text:a xlink:type="simple" xlink:href="#1.6. Remove xCAT credentials|outline" text:style-name="Internet_20_link" text:visited-style-name="Internet_20_link">1.6 <text:s/>Remove xCAT credentials</text:a><text:tab/>2</text:p>
          <text:p text:style-name="P3"><text:a xlink:type="simple" xlink:href="#1.7.Remove xCAT data directories|outline" text:style-name="Internet_20_link" text:visited-style-name="Internet_20_link">1.7 Remove xCAT data directories</text:a><text:tab/>2</text:p>
          <text:p text:style-name="P3"><text:a xlink:type="simple" xlink:href="#1.8.Remove xCAT install Directories|outline" text:style-name="Internet_20_link" text:visited-style-name="Internet_20_link">1.8 Remove xCAT install Directories</text:a><text:tab/>3</text:p>
          <text:p text:style-name="P3"><text:a xlink:type="simple" xlink:href="#1.9.Remove Extraneous files|outline" text:style-name="Internet_20_link" text:visited-style-name="Internet_20_link">1.9 Remove Extraneous files</text:a><text:tab/>3</text:p>
          <text:p text:style-name="P3"><text:a xlink:type="simple" xlink:href="#1.10.Remove Postgresql Database |outline" text:style-name="Internet_20_link" text:visited-style-name="Internet_20_link">1.10 Remove Postgresql Database </text:a><text:tab/>3</text:p>
          <text:p text:style-name="P3"><text:a xlink:type="simple" xlink:href="#1.11.Remove MySQL  Database |outline" text:style-name="Internet_20_link" text:visited-style-name="Internet_20_link">1.11 Remove MySQL <text:s/>Database </text:a><text:tab/>3</text:p>
        </text:index-body>
      </text:table-of-content>
      <text:p text:style-name="Date"/>
      <text:p text:style-name="Date"/>
      <text:p text:style-name="P1"/>
      <text:h text:style-name="Heading_20_1" text:outline-level="1">Removing xCAT2.X</text:h>
      <text:h text:style-name="Heading_20_2" text:outline-level="2">Backup you xCAT database ( if you want to keep it)</text:h>
      <text:p text:style-name="Body_20_Text_20_First_20_Indent">dumpxCATdb -p &lt;path to where to save the database&gt;</text:p>
      <text:h text:style-name="Heading_20_2" text:outline-level="2">Stop xcatd</text:h>
      <text:p text:style-name="Standard">For Linux:</text:p>
      <text:p text:style-name="Standard"><text:s text:c="2"/>Service xcatd stop</text:p>
      <text:p text:style-name="Standard">For AIX:</text:p>
      <text:p text:style-name="Standard"><text:s text:c="3"/>xcatstop</text:p>
      <text:h text:style-name="Heading_20_2" text:outline-level="2">Remove xCAT rpms</text:h>
      <text:p text:style-name="Body_20_Text_20_First_20_Indent">Run rpm -qa | grep xCAT <text:s/>and remove the rpms output as in the example:</text:p>
      <text:list xml:id="list1801413762" text:style-name="WW8Num8">
        <text:list-header>
          <text:p text:style-name="List_20_Bullet_20_2"/>
        </text:list-header>
        <text:list-item>
          <text:p text:style-name="List_20_Bullet_20_2">xCAT-nbkernel-x86_64-2.6.18_92-4.noarch</text:p>
        </text:list-item>
        <text:list-item>
          <text:p text:style-name="List_20_Bullet_20_2">xCAT-nbkernel-ppc64-2.6.18_92-4.noarch</text:p>
        </text:list-item>
        <text:list-item>
          <text:p text:style-name="List_20_Bullet_20_2">xCAT-nbroot-oss-x86_64-2.0-snap200801291344.noarch</text:p>
        </text:list-item>
        <text:list-item>
          <text:p text:style-name="List_20_Bullet_20_2">xCAT-web-2.2-snap200904011710.noarch</text:p>
        </text:list-item>
        <text:list-item>
          <text:p text:style-name="List_20_Bullet_20_2">xCAT-server-2.3-snap200907061256.noarch</text:p>
        </text:list-item>
        <text:list-item>
          <text:p text:style-name="List_20_Bullet_20_2">xCAT-rmc-2.3-snap200905291339.noarch</text:p>
        </text:list-item>
        <text:list-item>
          <text:p text:style-name="List_20_Bullet_20_2">xCAT-2.3-snap200907061256.x86_64</text:p>
        </text:list-item>
        <text:list-item>
          <text:p text:style-name="List_20_Bullet_20_2"><text:soft-page-break/>xCAT-nbroot-core-ppc64-2.3-snap200907061256.noarch</text:p>
        </text:list-item>
        <text:list-item>
          <text:p text:style-name="List_20_Bullet_20_2">xCAT-nbkernel-x86-2.6.18_92-4.noarch</text:p>
        </text:list-item>
        <text:list-item>
          <text:p text:style-name="List_20_Bullet_20_2">xCAT-nbroot-oss-x86-2.0-snap200804021050.noarch</text:p>
        </text:list-item>
        <text:list-item>
          <text:p text:style-name="List_20_Bullet_20_2">xCAT-nbroot-oss-ppc64-2.0-snap200801291320.noarch</text:p>
        </text:list-item>
        <text:list-item>
          <text:p text:style-name="List_20_Bullet_20_2">xCAT-client-2.3-snap200907061256.noarch</text:p>
        </text:list-item>
        <text:list-item>
          <text:p text:style-name="List_20_Bullet_20_2">perl-xCAT-2.3-snap200907061256.noarch</text:p>
        </text:list-item>
        <text:list-item>
          <text:p text:style-name="List_20_Bullet_20_2">xCAT-nbroot-core-x86-2.3-snap200907061256.noarch</text:p>
        </text:list-item>
        <text:list-item>
          <text:p text:style-name="List_20_Bullet_20_2">xCAT-nbroot-core-x86_64-2.2-snap200904010841.noarch</text:p>
        </text:list-item>
      </text:list>
      <text:h text:style-name="Heading_20_2" text:outline-level="2">Optionally, Remove OSS prerequisites installed for xCAT</text:h>
      <text:list xml:id="list759150398" text:continue-list="list1801413762" text:style-name="WW8Num8">
        <text:list-item text:start-value="1">
          <text:p text:style-name="List_20_Bullet_20_2">rpm -e fping-2.2b1-1</text:p>
        </text:list-item>
        <text:list-item>
          <text:p text:style-name="List_20_Bullet_20_2">rpm -e perl-Digest-MD5-2.36-1</text:p>
        </text:list-item>
        <text:list-item>
          <text:p text:style-name="List_20_Bullet_20_2">rpm -e perl-Net_SSLeay.pm-1.30-1</text:p>
        </text:list-item>
        <text:list-item>
          <text:p text:style-name="List_20_Bullet_20_2">rpm -e perl-IO-Socket-SSL-1.06-1</text:p>
        </text:list-item>
        <text:list-item>
          <text:p text:style-name="List_20_Bullet_20_2">rpm -e perl-IO-Stty-.02-1</text:p>
        </text:list-item>
        <text:list-item>
          <text:p text:style-name="List_20_Bullet_20_2">rpm -e perl-IO-Tty-1.07-1</text:p>
        </text:list-item>
        <text:list-item>
          <text:p text:style-name="List_20_Bullet_20_2">rpm -e perl-Expect-1.21-1</text:p>
        </text:list-item>
        <text:list-item>
          <text:p text:style-name="List_20_Bullet_20_2">rpm -e conserver-8.1.16-2</text:p>
        </text:list-item>
        <text:list-item>
          <text:p text:style-name="List_20_Bullet_20_2">rpm -e expect-5.42.1-3</text:p>
        </text:list-item>
        <text:list-item>
          <text:p text:style-name="List_20_Bullet_20_2">rpm -e tk-8.4.7-3</text:p>
        </text:list-item>
        <text:list-item>
          <text:p text:style-name="List_20_Bullet_20_2">rpm -e tcl-8.4.7-3</text:p>
        </text:list-item>
        <text:list-item>
          <text:p text:style-name="List_20_Bullet_20_2">rpm -e perl-DBD-SQLite-1.13-1</text:p>
        </text:list-item>
        <text:list-item>
          <text:p text:style-name="List_20_Bullet_20_2">rpm -e perl-DBI-1.55-1</text:p>
        </text:list-item>
      </text:list>
      <text:h text:style-name="Heading_20_2" text:outline-level="2">Optionally, Remove root ssh keys </text:h>
      <text:list xml:id="list774563289" text:continue-list="list759150398" text:style-name="WW8Num8">
        <text:list-item text:start-value="1">
          <text:p text:style-name="List_20_Bullet_20_2">rm -rf <text:s/>$ROOTHOME/ssh</text:p>
        </text:list-item>
      </text:list>
      <text:h text:style-name="Heading_20_2" text:outline-level="2"><text:s/>Remove xCAT credentials</text:h>
      <text:list xml:id="list1393432607" text:continue-list="list774563289" text:style-name="WW8Num8">
        <text:list-item text:start-value="1">
          <text:p text:style-name="List_20_Bullet_20_2">rm -rf <text:s/>$ROOTHOME/.xcat</text:p>
        </text:list-item>
      </text:list>
      <text:h text:style-name="Heading_20_2" text:outline-level="2">Remove xCAT data directories</text:h>
      <text:p text:style-name="Standard">For Linux:</text:p>
      <text:list xml:id="list322009977" text:continue-list="list1393432607" text:style-name="WW8Num8">
        <text:list-item text:start-value="1">
          <text:p text:style-name="List_20_Bullet_20_2">rm -rf /install <text:s/>(for AIX this include the nim directory with images which you may <text:s/>not want to remove)</text:p>
        </text:list-item>
      </text:list>
      <text:p text:style-name="Standard">For AIX or Linux:</text:p>
      <text:list xml:id="list1782421148" text:continue-list="list322009977" text:style-name="WW8Num8">
        <text:list-item text:start-value="1">
          <text:p text:style-name="List_20_Bullet_20_2">rm -rf /tftpboot/xcat*</text:p>
        </text:list-item>
        <text:list-item>
          <text:p text:style-name="List_20_Bullet_20_2">rm -rf /tftpboot/etc</text:p>
        </text:list-item>
        <text:list-item>
          <text:p text:style-name="List_20_Bullet_20_2">rm -rf <text:s/>/etc/xcat</text:p>
        </text:list-item>
        <text:list-item>
          <text:p text:style-name="List_20_Bullet_20_2">rm -rf /etc/sysconfig/xcat ( may not exist)</text:p>
        </text:list-item>
        <text:list-item>
          <text:p text:style-name="List_20_Bullet_20_2">rm /mnt/xcat</text:p>
        </text:list-item>
      </text:list>
      <text:p text:style-name="Standard"/>
      <text:h text:style-name="Heading_20_2" text:outline-level="2" text:is-list-header="true"><text:soft-page-break/></text:h>
      <text:h text:style-name="Heading_20_2" text:outline-level="2">Remove xCAT install Directories</text:h>
      <text:list xml:id="list102783474" text:continue-list="list1782421148" text:style-name="WW8Num8">
        <text:list-item text:start-value="1">
          <text:p text:style-name="List_20_Bullet_20_2">rm -rf $ROOTHOME/xcat2</text:p>
        </text:list-item>
      </text:list>
      <text:h text:style-name="Heading_20_2" text:outline-level="2">Remove Extraneous files</text:h>
      <text:list xml:id="list83459950" text:continue-list="list102783474" text:style-name="WW8Num8">
        <text:list-item text:start-value="1">
          <text:p text:style-name="List_20_Bullet_20_2">/tmp/genimage*</text:p>
        </text:list-item>
        <text:list-item>
          <text:p text:style-name="List_20_Bullet_20_2">/tmp/packimage*</text:p>
        </text:list-item>
        <text:list-item>
          <text:p text:style-name="List_20_Bullet_20_2">/tmp/mknb*</text:p>
        </text:list-item>
        <text:list-item>
          <text:p text:style-name="List_20_Bullet_20_2">/etc/yum.repos.d/*</text:p>
        </text:list-item>
      </text:list>
      <text:h text:style-name="Heading_20_2" text:outline-level="2">Remove Postgresql Database </text:h>
      <text:list xml:id="list654911228" text:continue-list="list83459950" text:style-name="WW8Num8">
        <text:list-item text:start-value="1">
          <text:p text:style-name="List_20_Bullet_20_2">su – postgres</text:p>
        </text:list-item>
        <text:list-item>
          <text:p text:style-name="List_20_Bullet_20_2">dropdb -h 11.16.0.1 -i -e --username xcatadmin xcatdb</text:p>
        </text:list-item>
        <text:list-item>
          <text:p text:style-name="List_20_Bullet_20_2">Database "xcatdb" will be permanently removed.</text:p>
        </text:list-item>
        <text:list-item>
          <text:p text:style-name="List_20_Bullet_20_2">Are you sure? (y/n) y</text:p>
        </text:list-item>
        <text:list-item>
          <text:p text:style-name="List_20_Bullet_20_2">Password:</text:p>
        </text:list-item>
        <text:list-item>
          <text:p text:style-name="List_20_Bullet_20_2">DROP DATABASE xcatdb;</text:p>
        </text:list-item>
        <text:list-item>
          <text:p text:style-name="List_20_Bullet_20_2">DROP DATABASE</text:p>
        </text:list-item>
        <text:list-item>
          <text:p text:style-name="List_20_Bullet_20_2">service postgresql stop </text:p>
        </text:list-item>
      </text:list>
      <text:h text:style-name="Heading_20_2" text:outline-level="2">Remove MySQL <text:s/>Database </text:h>
      <text:p text:style-name="Body_20_Text_20_First_20_Indent">See <text:a xlink:type="simple" xlink:href="https://xcat.svn.sourceforge.net/svnroot/xcat/xcat-core/trunk/xCAT-client/share/doc/xCAT2.SetupMySQL.pdf">MySQL documentation</text:a> for removing the database.</text:p>
      <text:h text:style-name="Heading_20_2" text:outline-level="2" text:is-list-header="true"/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RTF_5f_Num_20_2_20_1" style:display-name="RTF_Num 2 1" style:family="text">
      <style:text-properties style:font-name="Helv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39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125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)" style:num-format="a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style:num-suffix="." text:bullet-char="*">
        <style:list-level-properties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3957in" text:min-label-width="0.25in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0.8957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3957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8957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1.25in" text:min-label-width="0.25in"/>
      </text:list-level-style-number>
      <text:list-level-style-number text:level="5" style:num-prefix="(" style:num-suffix=")" style:num-format="a" style:num-letter-sync="true">
        <style:list-level-properties text:space-before="1.5in" text:min-label-width="0.25in"/>
      </text:list-level-style-number>
      <text:list-level-style-number text:level="6" style:num-prefix="(" style:num-suffix=")" style:num-format="i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text:style-name="WW8Num21z2" style:num-suffix="." style:num-format="1">
        <style:list-level-properties text:space-before="2in" text:min-label-width="0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1">
        <style:list-level-properties text:space-before="3in" text:min-label-width="0.25in"/>
      </text:list-level-style-number>
      <text:list-level-style-number text:level="6" style:num-suffix="." style:num-format="1">
        <style:list-level-properties text:space-before="3.5in" text:min-label-width="0.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1">
        <style:list-level-properties text:space-before="4.5in" text:min-label-width="0.25in"/>
      </text:list-level-style-number>
      <text:list-level-style-number text:level="9" style:num-suffix="." style:num-format="1">
        <style:list-level-properties text:space-before="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text:style-name="WW8Num23z2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1">
        <style:list-level-properties text:space-before="2.75in" text:min-label-width="0.25in"/>
      </text:list-level-style-number>
      <text:list-level-style-number text:level="6" style:num-suffix="." style:num-format="1">
        <style:list-level-properties text:space-before="3.25in" text:min-label-width="0.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1">
        <style:list-level-properties text:space-before="4.25in" text:min-label-width="0.25in"/>
      </text:list-level-style-number>
      <text:list-level-style-number text:level="9" style:num-suffix="." style:num-format="1">
        <style:list-level-properties text:space-before="4.7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5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4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4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space-before="0.1252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•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Uninstalling xCAT2.0</dc:title>
    <meta:initial-creator>IBM_USER</meta:initial-creator>
    <meta:creation-date>2008-03-11T09:00:00</meta:creation-date>
    <dc:date>2010-01-07T10:58:56</dc:date>
    <meta:print-date>2008-03-11T09:01:00</meta:print-date>
    <meta:editing-cycles>17</meta:editing-cycles>
    <meta:editing-duration>PT05H51M49S</meta:editing-duration>
    <meta:document-statistic meta:table-count="0" meta:image-count="0" meta:object-count="0" meta:page-count="3" meta:paragraph-count="85" meta:word-count="374" meta:character-count="2625"/>
    <dc:creator>Bruce Potter</dc:creator>
    <meta:user-defined meta:name="Info 1"/>
    <meta:user-defined meta:name="Info 2"/>
    <meta:user-defined meta:name="Info 3"/>
    <meta:user-defined meta:name="Info 4"/>
  </office:meta>
</office:document-meta>
</file>